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58EFCB5C60A8B1F37A.png" manifest:media-type="image/png"/>
  <manifest:file-entry manifest:full-path="Pictures/10000001000003200000025862077E92D6E5B065.png" manifest:media-type="image/png"/>
  <manifest:file-entry manifest:full-path="Pictures/100000010000032000000258835C8E3459AAA126.png" manifest:media-type="image/png"/>
  <manifest:file-entry manifest:full-path="Pictures/100000010000032000000258900D148503865216.png" manifest:media-type="image/png"/>
  <manifest:file-entry manifest:full-path="Pictures/100000010000032000000258DFC72ED64582723F.png" manifest:media-type="image/png"/>
  <manifest:file-entry manifest:full-path="Pictures/10000001000003200000025845A039BEA54B287C.png" manifest:media-type="image/png"/>
  <manifest:file-entry manifest:full-path="Pictures/1000000100000320000002584465B4D6B72187FB.png" manifest:media-type="image/png"/>
  <manifest:file-entry manifest:full-path="Pictures/1000000100000320000002583D0319E67ED3C986.png" manifest:media-type="image/png"/>
  <manifest:file-entry manifest:full-path="Pictures/10000001000003200000025839E5FB65B8FF21A2.png" manifest:media-type="image/png"/>
  <manifest:file-entry manifest:full-path="Pictures/100000010000032000000258440EE2C02D787C7F.png" manifest:media-type="image/png"/>
  <manifest:file-entry manifest:full-path="Pictures/1000000100000320000002586039E91304EBA5E6.png" manifest:media-type="image/png"/>
  <manifest:file-entry manifest:full-path="Pictures/100000010000032000000258962348D94D210EE3.png" manifest:media-type="image/png"/>
  <manifest:file-entry manifest:full-path="Pictures/1000000100000280000001E00FD97B6043FF32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1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21pt"/>
    </style:style>
    <style:style style:name="T3" style:family="text">
      <style:text-properties style:text-position="33% 58%" fo:font-size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8cm" svg:height="0.962cm" svg:x="10cm" svg:y="0.5cm">
          <draw:text-box>
            <text:p text:style-name="P1"><text:span text:style-name="T1">Temperature Profile</text:span></text:p>
          </draw:text-box>
        </draw:frame>
        <draw:frame draw:style-name="gr2" draw:text-style-name="P3" draw:layer="layout" svg:width="19.255cm" svg:height="14.441cm" svg:x="4.373cm" svg:y="1.309cm">
          <draw:image xlink:href="Pictures/1000000100000280000001E00FD97B6043FF325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1" draw:layer="layout" svg:width="14.5cm" svg:height="10.875cm" svg:x="0cm" svg:y="2.438cm">
          <draw:image xlink:href="Pictures/100000010000032000000258962348D94D210EE3.png" xlink:type="simple" xlink:show="embed" xlink:actuate="onLoad" draw:mime-type="image/png">
            <text:p/>
          </draw:image>
        </draw:frame>
        <draw:frame draw:style-name="gr5" draw:text-style-name="P5" draw:layer="layout" svg:width="9cm" svg:height="1.5cm" svg:x="10cm" svg:y="0.5cm">
          <draw:text-box>
            <text:p text:style-name="P1"><text:span text:style-name="T2">Kt = 0</text:span></text:p>
          </draw:text-box>
        </draw:frame>
        <draw:frame draw:style-name="gr2" draw:text-style-name="P3" draw:layer="layout" svg:width="14.5cm" svg:height="10.875cm" svg:x="13.5cm" svg:y="2.438cm">
          <draw:image xlink:href="Pictures/1000000100000320000002586039E91304EBA5E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1" draw:layer="layout" svg:width="15cm" svg:height="11.25cm" svg:x="0cm" svg:y="2.25cm">
          <draw:image xlink:href="Pictures/100000010000032000000258440EE2C02D787C7F.png" xlink:type="simple" xlink:show="embed" xlink:actuate="onLoad" draw:mime-type="image/png">
            <text:p/>
          </draw:image>
        </draw:frame>
        <draw:frame draw:style-name="gr5" draw:text-style-name="P5" draw:layer="layout" svg:width="9cm" svg:height="1.5cm" svg:x="10cm" svg:y="0.5cm">
          <draw:text-box>
            <text:p text:style-name="P1"><text:span text:style-name="T2">Kt = 10</text:span><text:span text:style-name="T3">4</text:span></text:p>
          </draw:text-box>
        </draw:frame>
        <draw:frame draw:style-name="gr2" draw:text-style-name="P3" draw:layer="layout" svg:width="14.5cm" svg:height="10.875cm" svg:x="13.5cm" svg:y="2.438cm">
          <draw:image xlink:href="Pictures/10000001000003200000025839E5FB65B8FF21A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1" draw:layer="layout" svg:width="14.738cm" svg:height="11.053cm" svg:x="0cm" svg:y="2.349cm">
          <draw:image xlink:href="Pictures/1000000100000320000002583D0319E67ED3C986.png" xlink:type="simple" xlink:show="embed" xlink:actuate="onLoad" draw:mime-type="image/png">
            <text:p/>
          </draw:image>
        </draw:frame>
        <draw:frame draw:style-name="gr5" draw:text-style-name="P5" draw:layer="layout" svg:width="9cm" svg:height="1.5cm" svg:x="10cm" svg:y="0.6cm">
          <draw:text-box>
            <text:p text:style-name="P1"><text:span text:style-name="T2">Kt = 10</text:span><text:span text:style-name="T3">5</text:span><text:span text:style-name="T2"> </text:span></text:p>
          </draw:text-box>
        </draw:frame>
        <draw:frame draw:style-name="gr2" draw:text-style-name="P3" draw:layer="layout" svg:width="14.5cm" svg:height="10.875cm" svg:x="13.5cm" svg:y="2.438cm">
          <draw:image xlink:href="Pictures/10000001000003200000025845A039BEA54B28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1" draw:layer="layout" svg:width="15cm" svg:height="11.249cm" svg:x="0cm" svg:y="2.251cm">
          <draw:image xlink:href="Pictures/100000010000032000000258DFC72ED64582723F.png" xlink:type="simple" xlink:show="embed" xlink:actuate="onLoad" draw:mime-type="image/png">
            <text:p/>
          </draw:image>
        </draw:frame>
        <draw:frame draw:style-name="gr5" draw:text-style-name="P5" draw:layer="layout" svg:width="9cm" svg:height="1.5cm" svg:x="10cm" svg:y="0.5cm">
          <draw:text-box>
            <text:p text:style-name="P1"><text:span text:style-name="T2">Kt = 10</text:span><text:span text:style-name="T3">6</text:span></text:p>
          </draw:text-box>
        </draw:frame>
        <draw:frame draw:style-name="gr2" draw:text-style-name="P3" draw:layer="layout" svg:width="14.364cm" svg:height="10.772cm" svg:x="13.636cm" svg:y="2.489cm">
          <draw:image xlink:href="Pictures/100000010000032000000258835C8E3459AAA1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1" draw:layer="layout" svg:width="14.749cm" svg:height="11.062cm" svg:x="0cm" svg:y="2.344cm">
          <draw:image xlink:href="Pictures/10000001000003200000025862077E92D6E5B065.png" xlink:type="simple" xlink:show="embed" xlink:actuate="onLoad" draw:mime-type="image/png">
            <text:p/>
          </draw:image>
        </draw:frame>
        <draw:frame draw:style-name="gr5" draw:text-style-name="P5" draw:layer="layout" svg:width="9cm" svg:height="1.5cm" svg:x="10cm" svg:y="0.5cm">
          <draw:text-box>
            <text:p text:style-name="P1"><text:span text:style-name="T2">Kt = 10</text:span><text:span text:style-name="T3">7</text:span></text:p>
          </draw:text-box>
        </draw:frame>
        <draw:frame draw:style-name="gr2" draw:text-style-name="P3" draw:layer="layout" svg:width="14.5cm" svg:height="10.875cm" svg:x="13.5cm" svg:y="2.438cm">
          <draw:image xlink:href="Pictures/1000000100000320000002584465B4D6B72187F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1" draw:layer="layout" svg:width="14.459cm" svg:height="10.844cm" svg:x="0cm" svg:y="2.453cm">
          <draw:image xlink:href="Pictures/100000010000032000000258EFCB5C60A8B1F37A.png" xlink:type="simple" xlink:show="embed" xlink:actuate="onLoad" draw:mime-type="image/png">
            <text:p/>
          </draw:image>
        </draw:frame>
        <draw:frame draw:style-name="gr5" draw:text-style-name="P5" draw:layer="layout" svg:width="9cm" svg:height="1.5cm" svg:x="10cm" svg:y="0.5cm">
          <draw:text-box>
            <text:p text:style-name="P1"><text:span text:style-name="T2">Kt = 10</text:span><text:span text:style-name="T3">8</text:span><text:span text:style-name="T2"> </text:span></text:p>
          </draw:text-box>
        </draw:frame>
        <draw:frame draw:style-name="gr2" draw:text-style-name="P3" draw:layer="layout" svg:width="14.667cm" svg:height="11cm" svg:x="13.333cm" svg:y="2.375cm">
          <draw:image xlink:href="Pictures/100000010000032000000258900D14850386521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03T15:32:15.005699320</meta:creation-date>
    <meta:generator>LibreOffice/7.3.7.2$Linux_X86_64 LibreOffice_project/30$Build-2</meta:generator>
    <dc:date>2025-12-06T13:21:06.323498022</dc:date>
    <meta:editing-duration>PT23M21S</meta:editing-duration>
    <meta:editing-cycles>3</meta:editing-cycles>
    <meta:document-statistic meta:object-count="55"/>
  </office:meta>
</office:document-meta>
</file>